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8d004bc" officeooo:paragraph-rsid="08d004bc"/>
    </style:style>
    <style:style style:name="P3" style:family="paragraph" style:parent-style-name="Text_20_body">
      <style:text-properties officeooo:rsid="08dacf95" officeooo:paragraph-rsid="08dacf95"/>
    </style:style>
    <style:style style:name="P4" style:family="paragraph" style:parent-style-name="Text_20_body">
      <style:text-properties style:font-name="Liberation Sans1" officeooo:rsid="08cb5746" officeooo:paragraph-rsid="08e123e9"/>
    </style:style>
    <style:style style:name="P5" style:family="paragraph" style:parent-style-name="Text_20_body">
      <style:text-properties style:font-name="Liberation Sans1" officeooo:rsid="08f25f14" officeooo:paragraph-rsid="08f25f14"/>
    </style:style>
    <style:style style:name="P6" style:family="paragraph" style:parent-style-name="Text_20_body">
      <style:text-properties style:font-name="Liberation Sans1" officeooo:rsid="08f25f14" officeooo:paragraph-rsid="0908414a"/>
    </style:style>
    <style:style style:name="P7" style:family="paragraph" style:parent-style-name="Text_20_body">
      <style:text-properties style:font-name="Liberation Sans1" officeooo:rsid="08f9bd86" officeooo:paragraph-rsid="08f5bf4b"/>
    </style:style>
    <style:style style:name="P8" style:family="paragraph" style:parent-style-name="Text_20_body">
      <style:text-properties officeooo:paragraph-rsid="08e5e06b"/>
    </style:style>
    <style:style style:name="P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8e8fa02" officeooo:paragraph-rsid="08e8fa0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8ea0482" officeooo:paragraph-rsid="08ea5250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rsid="08ee9207" officeooo:paragraph-rsid="08eeb043"/>
    </style:style>
    <style:style style:name="P13" style:family="paragraph" style:parent-style-name="Text_20_body">
      <style:text-properties officeooo:rsid="08ee9207" officeooo:paragraph-rsid="0909da41"/>
    </style:style>
    <style:style style:name="P14" style:family="paragraph" style:parent-style-name="Text_20_body">
      <style:text-properties officeooo:rsid="08eeb043" officeooo:paragraph-rsid="08eeb043"/>
    </style:style>
    <style:style style:name="P15" style:family="paragraph" style:parent-style-name="Text_20_body">
      <style:text-properties officeooo:rsid="08f4c349" officeooo:paragraph-rsid="08f4c349"/>
    </style:style>
    <style:style style:name="P16" style:family="paragraph" style:parent-style-name="Text_20_body">
      <style:text-properties officeooo:rsid="08f5bf4b" officeooo:paragraph-rsid="08f5bf4b"/>
    </style:style>
    <style:style style:name="P17" style:family="paragraph" style:parent-style-name="Text_20_body">
      <style:text-properties officeooo:rsid="0908414a" officeooo:paragraph-rsid="0908414a"/>
    </style:style>
    <style:style style:name="P18" style:family="paragraph" style:parent-style-name="Text_20_body">
      <style:text-properties officeooo:rsid="08ca7855" officeooo:paragraph-rsid="090a9f59"/>
    </style:style>
    <style:style style:name="P19" style:family="paragraph" style:parent-style-name="Title">
      <style:text-properties style:font-name="Liberation Sans1" fo:font-size="28pt" style:text-underline-style="none" fo:font-weight="bold" officeooo:rsid="08c6529e" officeooo:paragraph-rsid="08c6529e" style:font-name-asian="Noto Sans CJK SC" style:font-size-asian="28pt" style:font-weight-asian="bold" style:font-name-complex="Lohit Devanagari" style:font-size-complex="28pt" style:font-weight-complex="bold"/>
    </style:style>
    <style:style style:name="P20" style:family="paragraph" style:parent-style-name="Heading_20_1">
      <style:text-properties officeooo:rsid="08d004bc" officeooo:paragraph-rsid="08d004bc"/>
    </style:style>
    <style:style style:name="P21" style:family="paragraph" style:parent-style-name="Heading_20_1">
      <style:text-properties officeooo:paragraph-rsid="08e84c6a"/>
    </style:style>
    <style:style style:name="P22" style:family="paragraph" style:parent-style-name="Heading_20_1" style:list-style-name="">
      <style:text-properties style:font-name="Liberation Sans1" fo:font-size="18.2000007629395pt" fo:font-weight="bold" officeooo:rsid="08ec3bc5" officeooo:paragraph-rsid="08ec3b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>
      <style:text-properties style:font-name="Liberation Sans1" officeooo:rsid="08ec3bc5" officeooo:paragraph-rsid="0908414a"/>
    </style:style>
    <style:style style:name="P24" style:family="paragraph" style:parent-style-name="Heading_20_1">
      <style:paragraph-properties fo:break-before="page"/>
      <style:text-properties style:font-name="Liberation Sans1" fo:font-size="18.2000007629395pt" fo:font-weight="bold" officeooo:rsid="08ec3bc5" officeooo:paragraph-rsid="08ec3b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 style:list-style-name="L1">
      <style:text-properties officeooo:paragraph-rsid="08c6529e"/>
    </style:style>
    <style:style style:name="P26" style:family="paragraph" style:parent-style-name="Text_20_body" style:list-style-name="L1">
      <style:text-properties officeooo:rsid="08c6529e" officeooo:paragraph-rsid="08c99443"/>
    </style:style>
    <style:style style:name="P27" style:family="paragraph" style:parent-style-name="Text_20_body" style:list-style-name="L1">
      <style:text-properties style:font-name="Liberation Sans1" officeooo:rsid="08cb5746" officeooo:paragraph-rsid="08cb5746"/>
    </style:style>
    <style:style style:name="P28" style:family="paragraph" style:parent-style-name="Text_20_body" style:list-style-name="L1">
      <style:text-properties style:font-name="Liberation Sans1" officeooo:rsid="090376bc" officeooo:paragraph-rsid="090b9669"/>
    </style:style>
    <style:style style:name="P29" style:family="paragraph" style:parent-style-name="Text_20_body" style:list-style-name="L1">
      <style:text-properties style:font-name="Liberation Sans1" officeooo:rsid="090376bc" officeooo:paragraph-rsid="090376bc"/>
    </style:style>
    <style:style style:name="P30" style:family="paragraph" style:parent-style-name="Text_20_body" style:list-style-name="L1">
      <style:text-properties style:font-name="Liberation Sans1" officeooo:rsid="090376bc" officeooo:paragraph-rsid="090d26a4"/>
    </style:style>
    <style:style style:name="P31" style:family="paragraph" style:parent-style-name="Text_20_body" style:list-style-name="L1">
      <style:text-properties style:font-name="Liberation Sans1" officeooo:rsid="090376bc" officeooo:paragraph-rsid="091a13de"/>
    </style:style>
    <style:style style:name="P32" style:family="paragraph" style:parent-style-name="Text_20_body">
      <style:text-properties style:font-name="Liberation Sans1" officeooo:rsid="090376bc" officeooo:paragraph-rsid="091eb181"/>
    </style:style>
    <style:style style:name="P33" style:family="paragraph" style:parent-style-name="Text_20_body" style:list-style-name="L1">
      <style:text-properties style:font-name="Liberation Sans1" officeooo:rsid="08ff838f" officeooo:paragraph-rsid="08ff838f"/>
    </style:style>
    <style:style style:name="P34" style:family="paragraph" style:parent-style-name="Text_20_body">
      <style:text-properties style:font-name="Liberation Sans1" officeooo:rsid="08e5e06b" officeooo:paragraph-rsid="08e5e06b"/>
    </style:style>
    <style:style style:name="P35" style:family="paragraph" style:parent-style-name="Text_20_body">
      <style:text-properties style:font-name="Liberation Sans1" fo:font-weight="bold" officeooo:rsid="090376bc" officeooo:paragraph-rsid="091eb181" style:font-weight-asian="bold" style:font-weight-complex="bold"/>
    </style:style>
    <style:style style:name="P36" style:family="paragraph" style:parent-style-name="Text_20_body">
      <style:text-properties style:font-name="Liberation Sans1" officeooo:rsid="092097d1" officeooo:paragraph-rsid="092097d1"/>
    </style:style>
    <style:style style:name="P37" style:family="paragraph" style:parent-style-name="Text_20_body">
      <style:text-properties style:font-name="Liberation Sans1" officeooo:rsid="092097d1" officeooo:paragraph-rsid="092f235f"/>
    </style:style>
    <style:style style:name="P38" style:family="paragraph" style:parent-style-name="Text_20_body">
      <style:text-properties style:font-name="Liberation Sans1" fo:font-weight="normal" officeooo:rsid="092345b8" officeooo:paragraph-rsid="092345b8" style:font-weight-asian="normal" style:font-weight-complex="normal"/>
    </style:style>
    <style:style style:name="P3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paragraph-rsid="08e123e9" style:font-weight-asian="bold" style:font-weight-complex="bold"/>
    </style:style>
    <style:style style:name="T1" style:family="text">
      <style:text-properties officeooo:rsid="08a14854"/>
    </style:style>
    <style:style style:name="T2" style:family="text">
      <style:text-properties officeooo:rsid="08c6529e"/>
    </style:style>
    <style:style style:name="T3" style:family="text">
      <style:text-properties officeooo:rsid="08c8654a"/>
    </style:style>
    <style:style style:name="T4" style:family="text">
      <style:text-properties style:font-name="Liberation Sans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8d004bc"/>
    </style:style>
    <style:style style:name="T6" style:family="text">
      <style:text-properties officeooo:rsid="08d1953e"/>
    </style:style>
    <style:style style:name="T7" style:family="text">
      <style:text-properties officeooo:rsid="08d79230"/>
    </style:style>
    <style:style style:name="T8" style:family="text">
      <style:text-properties officeooo:rsid="08d82203"/>
    </style:style>
    <style:style style:name="T9" style:family="text">
      <style:text-properties officeooo:rsid="08d98af4"/>
    </style:style>
    <style:style style:name="T10" style:family="text">
      <style:text-properties officeooo:rsid="08cefc84"/>
    </style:style>
    <style:style style:name="T11" style:family="text">
      <style:text-properties style:font-name="Liberation Sans1"/>
    </style:style>
    <style:style style:name="T12" style:family="text">
      <style:text-properties style:font-name="Liberation Sans1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1" fo:font-size="18.2000007629395pt" fo:font-weight="bold" officeooo:rsid="08dddd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1" fo:font-size="18.2000007629395pt" fo:font-weight="bold" officeooo:rsid="09067f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1" officeooo:rsid="08e5e06b"/>
    </style:style>
    <style:style style:name="T16" style:family="text">
      <style:text-properties style:font-name="Liberation Sans1" officeooo:rsid="08d98af4"/>
    </style:style>
    <style:style style:name="T17" style:family="text">
      <style:text-properties style:font-name="Liberation Sans1" officeooo:rsid="08cb5746"/>
    </style:style>
    <style:style style:name="T18" style:family="text">
      <style:text-properties style:font-name="Liberation Sans1" officeooo:rsid="08e84c6a" style:font-name-asian="Noto Sans CJK SC" style:font-name-complex="Lohit Devanagari"/>
    </style:style>
    <style:style style:name="T19" style:family="text">
      <style:text-properties style:font-name="Liberation Sans1" officeooo:rsid="08f42c51"/>
    </style:style>
    <style:style style:name="T20" style:family="text">
      <style:text-properties style:font-name="Liberation Sans1" officeooo:rsid="08f8132f"/>
    </style:style>
    <style:style style:name="T21" style:family="text">
      <style:text-properties style:font-name="Liberation Sans1" officeooo:rsid="08f9bd86"/>
    </style:style>
    <style:style style:name="T22" style:family="text">
      <style:text-properties style:font-name="Liberation Sans1" officeooo:rsid="0908414a"/>
    </style:style>
    <style:style style:name="T23" style:family="text">
      <style:text-properties officeooo:rsid="08e57d98"/>
    </style:style>
    <style:style style:name="T24" style:family="text">
      <style:text-properties officeooo:rsid="08e5e06b"/>
    </style:style>
    <style:style style:name="T25" style:family="text">
      <style:text-properties officeooo:rsid="08e62c98"/>
    </style:style>
    <style:style style:name="T26" style:family="text">
      <style:text-properties officeooo:rsid="08ea0482"/>
    </style:style>
    <style:style style:name="T27" style:family="text">
      <style:text-properties officeooo:rsid="08ea5250"/>
    </style:style>
    <style:style style:name="T28" style:family="text">
      <style:text-properties officeooo:rsid="08ef7a26"/>
    </style:style>
    <style:style style:name="T29" style:family="text">
      <style:text-properties officeooo:rsid="08f0ea96"/>
    </style:style>
    <style:style style:name="T30" style:family="text">
      <style:text-properties officeooo:rsid="08f33d64"/>
    </style:style>
    <style:style style:name="T31" style:family="text">
      <style:text-properties officeooo:rsid="08f4ea90"/>
    </style:style>
    <style:style style:name="T32" style:family="text">
      <style:text-properties officeooo:rsid="08ff838f"/>
    </style:style>
    <style:style style:name="T33" style:family="text">
      <style:text-properties officeooo:rsid="08cb5746"/>
    </style:style>
    <style:style style:name="T34" style:family="text">
      <style:text-properties officeooo:rsid="0900e269"/>
    </style:style>
    <style:style style:name="T35" style:family="text">
      <style:text-properties officeooo:rsid="09026b46"/>
    </style:style>
    <style:style style:name="T36" style:family="text">
      <style:text-properties officeooo:rsid="090376bc"/>
    </style:style>
    <style:style style:name="T37" style:family="text">
      <style:text-properties officeooo:rsid="0908414a"/>
    </style:style>
    <style:style style:name="T38" style:family="text">
      <style:text-properties officeooo:rsid="08ee9207"/>
    </style:style>
    <style:style style:name="T39" style:family="text">
      <style:text-properties officeooo:rsid="090a9f59"/>
    </style:style>
    <style:style style:name="T40" style:family="text">
      <style:text-properties officeooo:rsid="090d26a4"/>
    </style:style>
    <style:style style:name="T41" style:family="text">
      <style:text-properties officeooo:rsid="090e7639"/>
    </style:style>
    <style:style style:name="T42" style:family="text">
      <style:text-properties officeooo:rsid="090efe63"/>
    </style:style>
    <style:style style:name="T43" style:family="text">
      <style:text-properties officeooo:rsid="091a13de"/>
    </style:style>
    <style:style style:name="T44" style:family="text">
      <style:text-properties officeooo:rsid="091d0114"/>
    </style:style>
    <style:style style:name="T45" style:family="text">
      <style:text-properties officeooo:rsid="091eb181"/>
    </style:style>
    <style:style style:name="T46" style:family="text">
      <style:text-properties fo:font-weight="bold" officeooo:rsid="090376bc" style:font-weight-asian="bold" style:font-weight-complex="bold"/>
    </style:style>
    <style:style style:name="T47" style:family="text">
      <style:text-properties fo:font-weight="bold" officeooo:rsid="08cb5746" style:font-weight-asian="bold" style:font-weight-complex="bold"/>
    </style:style>
    <style:style style:name="T48" style:family="text">
      <style:text-properties fo:font-weight="bold" officeooo:rsid="091eb181" style:font-weight-asian="bold" style:font-weight-complex="bold"/>
    </style:style>
    <style:style style:name="T49" style:family="text">
      <style:text-properties fo:font-weight="bold" officeooo:rsid="090d26a4" style:font-weight-asian="bold" style:font-weight-complex="bold"/>
    </style:style>
    <style:style style:name="T50" style:family="text">
      <style:text-properties fo:font-weight="bold" officeooo:rsid="08ff838f" style:font-weight-asian="bold" style:font-weight-complex="bold"/>
    </style:style>
    <style:style style:name="T51" style:family="text">
      <style:text-properties fo:font-weight="bold" officeooo:rsid="090e7639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8cb5746" style:font-weight-asian="normal" style:font-weight-complex="normal"/>
    </style:style>
    <style:style style:name="T54" style:family="text">
      <style:text-properties fo:font-weight="normal" officeooo:rsid="09262c12" style:font-weight-asian="normal" style:font-weight-complex="normal"/>
    </style:style>
    <style:style style:name="T55" style:family="text">
      <style:text-properties fo:font-weight="normal" officeooo:rsid="092aa5bd" style:font-weight-asian="normal" style:font-weight-complex="normal"/>
    </style:style>
    <style:style style:name="T56" style:family="text">
      <style:text-properties fo:font-weight="normal" officeooo:rsid="092f235f" style:font-weight-asian="normal" style:font-weight-complex="normal"/>
    </style:style>
    <style:style style:name="T57" style:family="text">
      <style:text-properties fo:font-size="18.2000007629395pt" fo:font-weight="bold" officeooo:rsid="0908414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8" style:family="text">
      <style:text-properties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E</text:span>igenvalues, Eigenvectors &amp; Diagonalization</text:p>
      <text:h text:style-name="P20" text:outline-level="1">Eigenvalues &amp; Eigenvectors</text:h>
      <text:p text:style-name="P2">Let<draw:frame draw:style-name="fr1" draw:name="Object5" text:anchor-type="as-char" svg:y="-0.1484in" svg:width="0.2071in" svg:height="0.183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be a square matrix of order<draw:frame draw:style-name="fr1" draw:name="Object4" text:anchor-type="as-char" svg:y="-0.1484in" svg:width="0.1661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2">A non-zero column vector<draw:frame draw:style-name="fr1" draw:name="Object1" text:anchor-type="as-char" svg:y="-0.172in" svg:width="0.4756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is called an eigenvector of</text:span><text:span text:style-name="T6"><draw:frame draw:style-name="fr1" draw:name="Object6" text:anchor-type="as-char" svg:y="-0.1484in" svg:width="0.207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if</text:span><text:span text:style-name="T6"><draw:frame draw:style-name="fr1" draw:name="Object2" text:anchor-type="as-char" svg:y="-0.1484in" svg:width="0.628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6">for some scalar</text:span><text:span text:style-name="T6"><draw:frame draw:style-name="fr1" draw:name="Object3" text:anchor-type="as-char" svg:y="-0.1252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/text:p>
      <text:p text:style-name="P3">The scalar<text:span text:style-name="T6"><draw:frame draw:style-name="fr1" draw:name="Object18" text:anchor-type="as-char" svg:y="-0.1252in" svg:width="0.1819in" svg:height="0.133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is called an eigenvalue of<text:span text:style-name="T5"><draw:frame draw:style-name="fr1" draw:name="Object19" text:anchor-type="as-char" svg:y="-0.1484in" svg:width="0.2071in" svg:height="0.183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and<draw:frame draw:style-name="fr1" draw:name="Object20" text:anchor-type="as-char" svg:y="-0.1484in" svg:width="0.1646in" svg:height="0.1839in" draw:z-index="18"><draw:object xlink:href="./Object 20" xlink:type="simple" xlink:show="embed" xlink:actuate="onLoad"/><draw:image xlink:href="./ObjectReplacements/Object 20" xlink:type="simple" xlink:show="embed" xlink:actuate="onLoad"/></draw:frame>is said to be an eigenvector of<text:span text:style-name="T5"><draw:frame draw:style-name="fr1" draw:name="Object21" text:anchor-type="as-char" svg:y="-0.1484in" svg:width="0.2071in" svg:height="0.183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associated with the eigenvalue<text:span text:style-name="T6"><draw:frame draw:style-name="fr1" draw:name="Object22" text:anchor-type="as-char" svg:y="-0.1252in" svg:width="0.1819in" svg:height="0.133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.</text:span></text:p>
      <text:h text:style-name="Heading_20_1" text:outline-level="1">Basic <text:span text:style-name="T4">Properties</text:span></text:h>
      <text:p text:style-name="P18">Let<draw:frame draw:style-name="fr1" draw:name="Object7" text:anchor-type="as-char" svg:y="-0.1484in" svg:width="0.207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be a square matrix <text:span text:style-name="T5">of order</text:span><text:span text:style-name="T5"><draw:frame draw:style-name="fr1" draw:name="Object67" text:anchor-type="as-char" svg:y="-0.1484in" svg:width="0.1661in" svg:height="0.1839in" draw:z-index="21"><draw:object xlink:href="./Object 67" xlink:type="simple" xlink:show="embed" xlink:actuate="onLoad"/><draw:image xlink:href="./ObjectReplacements/Object 67" xlink:type="simple" xlink:show="embed" xlink:actuate="onLoad"/><svg:desc>formula</svg:desc></draw:frame></text:span>.</text:p>
      <text:list xml:id="list1451200076" text:style-name="L1">
        <text:list-item>
          <text:p text:style-name="P25"><text:span text:style-name="T2">If</text:span><text:span text:style-name="T2"><draw:frame draw:style-name="fr1" draw:name="Object8" text:anchor-type="as-char" svg:y="-0.1252in" svg:width="0.1819in" svg:height="0.13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n eigenvalue of</text:span><text:span text:style-name="T2"><draw:frame draw:style-name="fr1" draw:name="Object10" text:anchor-type="as-char" svg:y="-0.1484in" svg:width="0.2071in" svg:height="0.1839in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text:span text:style-name="T2"><draw:frame draw:style-name="fr1" draw:name="Object9" text:anchor-type="as-char" svg:y="-0.172in" svg:width="0.2339in" svg:height="0.18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11" text:anchor-type="as-char" svg:y="-0.172in" svg:width="0.258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</text:list-item>
        <text:list-item>
          <text:p text:style-name="P26">If<draw:frame draw:style-name="fr1" draw:name="Object12" text:anchor-type="as-char" svg:y="-0.1252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is an eigenvalue of<draw:frame draw:style-name="fr1" draw:name="Object13" text:anchor-type="as-char" svg:y="-0.1484in" svg:width="0.207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2437in" svg:width="0.2154in" svg:height="0.3429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>i</text:span>s an eigenvalue <text:span text:style-name="T8">of </text:span><text:span text:style-name="T8"><draw:frame draw:style-name="fr1" draw:name="Object15" text:anchor-type="as-char" svg:y="-0.172in" svg:width="0.3319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.</text:span></text:p>
        </text:list-item>
        <text:list-item>
          <text:p text:style-name="P27"><draw:frame draw:style-name="fr1" draw:name="Object16" text:anchor-type="as-char" svg:y="-0.1484in" svg:width="0.2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9">and</text:span><text:span text:style-name="T9"><draw:frame draw:style-name="fr1" draw:name="Object17" text:anchor-type="as-char" svg:y="-0.172in" svg:width="0.2728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have the same eigenvalues.</text:p>
        </text:list-item>
        <text:list-item>
          <text:p text:style-name="P28"><text:span text:style-name="T33"><draw:frame draw:style-name="fr1" draw:name="Object65" text:anchor-type="as-char" svg:y="-0.1484in" svg:width="0.2071in" svg:height="0.1839in" draw:z-index="2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9">is diagonalizable if and only if</text:span><text:span text:style-name="T33"><draw:frame draw:style-name="fr1" draw:name="Object66" text:anchor-type="as-char" svg:y="-0.1484in" svg:width="0.2071in" svg:height="0.1839in" draw:z-index="3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9">has</text:span><text:span text:style-name="T5"><draw:frame draw:style-name="fr1" draw:name="Object68" text:anchor-type="as-char" svg:y="-0.1484in" svg:width="0.1661in" svg:height="0.1839in" draw:z-index="3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9">linearly independent eigenvectors.</text:span></text:p>
        </text:list-item>
        <text:list-item>
          <text:p text:style-name="P33">If<text:span text:style-name="T33"><draw:frame draw:style-name="fr1" draw:name="Object58" text:anchor-type="as-char" svg:y="-0.1484in" svg:width="0.2071in" svg:height="0.1839in" draw:z-index="3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6">is </text:span>symmetric, its <text:span text:style-name="T34">eigenvalues</text:span> are guaranteed to <text:span text:style-name="T35">be </text:span>real numbers and not complex numbers.</text:p>
        </text:list-item>
        <text:list-item>
          <text:p text:style-name="P29">If<text:span text:style-name="T33"><draw:frame draw:style-name="fr1" draw:name="Object59" text:anchor-type="as-char" svg:y="-0.1484in" svg:width="0.2071in" svg:height="0.1839in" draw:z-index="37"><draw:object xlink:href="./Object 59" xlink:type="simple" xlink:show="embed" xlink:actuate="onLoad"/><draw:image xlink:href="./ObjectReplacements/Object 59" xlink:type="simple" xlink:show="embed" xlink:actuate="onLoad"/><svg:desc>formula</svg:desc></draw:frame></text:span>is <text:span text:style-name="T32">symmetric, </text:span>eigenvectors from different eigenspaces of<text:span text:style-name="T33"><draw:frame draw:style-name="fr1" draw:name="Object60" text:anchor-type="as-char" svg:y="-0.1484in" svg:width="0.2071in" svg:height="0.1839in" draw:z-index="38"><draw:object xlink:href="./Object 60" xlink:type="simple" xlink:show="embed" xlink:actuate="onLoad"/><draw:image xlink:href="./ObjectReplacements/Object 60" xlink:type="simple" xlink:show="embed" xlink:actuate="onLoad"/><svg:desc>formula</svg:desc></draw:frame></text:span>are always orthogonal to each other.</text:p>
        </text:list-item>
        <text:list-item>
          <text:p text:style-name="P30">If<text:span text:style-name="T33"><draw:frame draw:style-name="fr1" draw:name="Object69" text:anchor-type="as-char" svg:y="-0.1484in" svg:width="0.2071in" svg:height="0.1839in" draw:z-index="39"><draw:object xlink:href="./Object 69" xlink:type="simple" xlink:show="embed" xlink:actuate="onLoad"/><draw:image xlink:href="./ObjectReplacements/Object 69" xlink:type="simple" xlink:show="embed" xlink:actuate="onLoad"/><svg:desc>formula</svg:desc></draw:frame></text:span>is <text:span text:style-name="T40">orthogonal</text:span><text:span text:style-name="T32">, </text:span><text:span text:style-name="T40">it’s eigenvalues </text:span><text:span text:style-name="T41">are</text:span><text:span text:style-name="T40"> 1 or -1.</text:span></text:p>
        </text:list-item>
        <text:list-item>
          <text:p text:style-name="P31">If<text:span text:style-name="T33"><draw:frame draw:style-name="fr1" draw:name="Object70" text:anchor-type="as-char" svg:y="-0.1484in" svg:width="0.2071in" svg:height="0.1839in" draw:z-index="40"><draw:object xlink:href="./Object 70" xlink:type="simple" xlink:show="embed" xlink:actuate="onLoad"/><draw:image xlink:href="./ObjectReplacements/Object 70" xlink:type="simple" xlink:show="embed" xlink:actuate="onLoad"/><svg:desc>formula</svg:desc></draw:frame></text:span>is <text:span text:style-name="T42">invertible</text:span><text:span text:style-name="T32">, </text:span><text:span text:style-name="T42">is not an eigenvalue </text:span><text:span text:style-name="T43">of</text:span><text:span text:style-name="T33"><draw:frame draw:style-name="fr1" draw:name="Object71" text:anchor-type="as-char" svg:y="-0.1484in" svg:width="0.2071in" svg:height="0.1839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.</text:span></text:p>
        </text:list-item>
      </text:list>
      <text:h text:style-name="P21" text:outline-level="1"><text:span text:style-name="T14">Some </text:span><text:span text:style-name="T12">P</text:span><text:span text:style-name="T13">roofs</text:span></text:h>
      <text:p text:style-name="P39"><text:span text:style-name="T18">Prove that i</text:span><text:span text:style-name="T2">f</text:span><text:span text:style-name="T2"><draw:frame draw:style-name="fr1" draw:name="Object37" text:anchor-type="as-char" svg:y="-0.1252in" svg:width="0.1819in" svg:height="0.1339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">is an eigenvalue of</text:span><text:span text:style-name="T2"><draw:frame draw:style-name="fr1" draw:name="Object38" text:anchor-type="as-char" svg:y="-0.1484in" svg:width="0.2071in" svg:height="0.1839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">,</text:span><text:span text:style-name="T2"><draw:frame draw:style-name="fr1" draw:name="Object39" text:anchor-type="as-char" svg:y="-0.172in" svg:width="0.2339in" svg:height="0.1811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0" text:anchor-type="as-char" svg:y="-0.172in" svg:width="0.2583in" svg:height="0.2075in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.</text:span></text:p>
      <text:p text:style-name="P9"><draw:frame draw:style-name="fr1" draw:name="Object41" text:anchor-type="as-char" svg:y="-0.1484in" svg:width="0.6283in" svg:height="0.1839in" draw:z-index="46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Assume<draw:frame draw:style-name="fr1" draw:name="Object42" text:anchor-type="as-char" svg:y="-0.172in" svg:width="0.7598in" svg:height="0.2075in" draw:z-index="49"><draw:object xlink:href="./Object 42" xlink:type="simple" xlink:show="embed" xlink:actuate="onLoad"/><draw:image xlink:href="./ObjectReplacements/Object 42" xlink:type="simple" xlink:show="embed" xlink:actuate="onLoad"/></draw:frame>is true. <text:span text:style-name="T26">Then</text:span><draw:frame draw:style-name="fr1" draw:name="Object43" text:anchor-type="as-char" svg:y="-0.172in" svg:width="3.1638in" svg:height="0.2075in" draw:z-index="57"><draw:object xlink:href="./Object 43" xlink:type="simple" xlink:show="embed" xlink:actuate="onLoad"/><draw:image xlink:href="./ObjectReplacements/Object 43" xlink:type="simple" xlink:show="embed" xlink:actuate="onLoad"/></draw:frame>.</text:p>
      <text:p text:style-name="P11">By mathematical induction, we prove<text:span text:style-name="T27">d </text:span>that <text:span text:style-name="T18">i</text:span><text:span text:style-name="T2">f</text:span><text:span text:style-name="T2"><draw:frame draw:style-name="fr1" draw:name="Object44" text:anchor-type="as-char" svg:y="-0.1252in" svg:width="0.1819in" svg:height="0.1339in" draw:z-index="5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">is an eigenvalue of</text:span><text:span text:style-name="T2"><draw:frame draw:style-name="fr1" draw:name="Object45" text:anchor-type="as-char" svg:y="-0.1484in" svg:width="0.2071in" svg:height="0.1839in" draw:z-index="5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,</text:span><text:span text:style-name="T2"><draw:frame draw:style-name="fr1" draw:name="Object46" text:anchor-type="as-char" svg:y="-0.172in" svg:width="0.2339in" svg:height="0.1811in" draw:z-index="6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7" text:anchor-type="as-char" svg:y="-0.172in" svg:width="0.2583in" svg:height="0.2075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">.</text:span></text:p>
      <text:p text:style-name="P10"/>
      <text:p text:style-name="P40"><text:soft-page-break/><text:span text:style-name="T24">Prove that i</text:span><text:span text:style-name="T2">f</text:span><text:span text:style-name="T2"><draw:frame draw:style-name="fr1" draw:name="Object23" text:anchor-type="as-char" svg:y="-0.1252in" svg:width="0.1819in" svg:height="0.13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is an eigenvalue of</text:span><text:span text:style-name="T2"><draw:frame draw:style-name="fr1" draw:name="Object24" text:anchor-type="as-char" svg:y="-0.1484in" svg:width="0.2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,</text:span><text:span text:style-name="T2"><draw:frame draw:style-name="fr1" draw:name="Object25" text:anchor-type="as-char" svg:y="-0.2437in" svg:width="0.2154in" svg:height="0.3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26" text:anchor-type="as-char" svg:y="-0.172in" svg:width="0.3319in" svg:height="0.207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.</text:span></text:p>
      <text:p text:style-name="P8"><draw:frame draw:style-name="fr1" draw:name="Object27" text:anchor-type="as-char" svg:y="-0.5937in" svg:width="0.8126in" svg:height="1.1016in" draw:z-index="66"><draw:object xlink:href="./Object 27" xlink:type="simple" xlink:show="embed" xlink:actuate="onLoad"/><draw:image xlink:href="./ObjectReplacements/Object 27" xlink:type="simple" xlink:show="embed" xlink:actuate="onLoad"/></draw:frame></text:p>
      <text:p text:style-name="P8"><text:span text:style-name="T23">Thus,</text:span><text:span text:style-name="T2"><draw:frame draw:style-name="fr1" draw:name="Object31" text:anchor-type="as-char" svg:y="-0.2437in" svg:width="0.2154in" svg:height="0.3429in" draw:z-index="67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32" text:anchor-type="as-char" svg:y="-0.172in" svg:width="0.3319in" svg:height="0.2075in" draw:z-index="6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">.</text:span></text:p>
      <text:p text:style-name="Text_20_body"/>
      <text:p text:style-name="P41"><text:span text:style-name="T15">Prove that</text:span><text:span text:style-name="T16"><draw:frame draw:style-name="fr1" draw:name="Object29" text:anchor-type="as-char" svg:y="-0.1484in" svg:width="0.2071in" svg:height="0.1839in" draw:z-index="43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and</text:span><text:span text:style-name="T16"><draw:frame draw:style-name="fr1" draw:name="Object28" text:anchor-type="as-char" svg:y="-0.172in" svg:width="0.2728in" svg:height="0.2075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7">have the same eigenvalues.</text:span></text:p>
      <text:p text:style-name="P4"><draw:frame draw:style-name="fr1" draw:name="Object30" text:anchor-type="as-char" svg:y="-0.3516in" svg:width="1.3047in" svg:height="0.6547in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34">Thus, <text:span text:style-name="T25">if</text:span><draw:frame draw:style-name="fr1" draw:name="Object33" text:anchor-type="as-char" svg:y="-0.1252in" svg:width="0.1819in" svg:height="0.13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5">is an eigenvalue of</text:span><text:span text:style-name="T25"><draw:frame draw:style-name="fr1" draw:name="Object34" text:anchor-type="as-char" svg:y="-0.1484in" svg:width="0.2071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5">,</text:span><text:span text:style-name="T25"><draw:frame draw:style-name="fr1" draw:name="Object35" text:anchor-type="as-char" svg:y="-0.1252in" svg:width="0.1819in" svg:height="0.13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5">is also an eigenvalue of</text:span><text:span text:style-name="T25"><draw:frame draw:style-name="fr1" draw:name="Object36" text:anchor-type="as-char" svg:y="-0.172in" svg:width="0.2728in" svg:height="0.207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5">.</text:span></text:p>
      <text:p text:style-name="P34"/>
      <text:p text:style-name="P35"><text:span text:style-name="T45">Prove that i</text:span>f<text:span text:style-name="T33"><draw:frame draw:style-name="fr1" draw:name="Object72" text:anchor-type="as-char" svg:y="-0.1484in" svg:width="0.2071in" svg:height="0.1839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is <text:span text:style-name="T40">orthogonal</text:span><text:span text:style-name="T32">, </text:span><text:span text:style-name="T40">it’s eigenvalues </text:span><text:span text:style-name="T41">are</text:span><text:span text:style-name="T40"> 1 or -1.</text:span></text:p>
      <text:p text:style-name="P32"><draw:frame draw:style-name="fr2" draw:name="Object73" text:anchor-type="as-char" svg:y="-0.5256in" svg:width="1.0508in" svg:height="0.966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37"><text:span text:style-name="T56">S</text:span><text:span text:style-name="T55">ince</text:span><text:span text:style-name="T53"><draw:frame draw:style-name="fr1" draw:name="Object77" text:anchor-type="as-char" svg:y="-0.1484in" svg:width="0.2071in" svg:height="0.1839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52">and </text:span><text:span text:style-name="T53"><draw:frame draw:style-name="fr1" draw:name="Object75" text:anchor-type="as-char" svg:y="-0.172in" svg:width="0.2728in" svg:height="0.2075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52">have the same eigenvalues </text:span><text:span text:style-name="T56">and</text:span><text:span text:style-name="T52"><draw:frame draw:style-name="fr1" draw:name="Object81" text:anchor-type="as-char" svg:y="-0.1484in" svg:width="0.4083in" svg:height="0.1839in" draw:z-index="7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6">(</text:span><text:span text:style-name="T53"><draw:frame draw:style-name="fr1" draw:name="Object82" text:anchor-type="as-char" svg:y="-0.1484in" svg:width="0.2071in" svg:height="0.1839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2">is invertible</text:span><text:span text:style-name="T56">)</text:span><text:span text:style-name="T52">,</text:span><text:span text:style-name="T52"><draw:frame draw:style-name="fr2" draw:name="Object78" text:anchor-type="as-char" svg:y="-0.2437in" svg:width="0.4575in" svg:height="0.3429in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2">.</text:span></text:p>
      <text:p text:style-name="P36"><text:span text:style-name="T52"><draw:frame draw:style-name="fr2" draw:name="Object79" text:anchor-type="as-char" svg:y="-0.4047in" svg:width="0.5307in" svg:height="0.7508in" draw:z-index="74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38">Thus, <text:span text:style-name="T45">i</text:span><text:span text:style-name="T36">f</text:span><text:span text:style-name="T33"><draw:frame draw:style-name="fr1" draw:name="Object80" text:anchor-type="as-char" svg:y="-0.1484in" svg:width="0.2071in" svg:height="0.1839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36">is </text:span><text:span text:style-name="T40">orthogonal</text:span><text:span text:style-name="T32">, </text:span><text:span text:style-name="T40">it’s eigenvalues </text:span><text:span text:style-name="T41">are</text:span><text:span text:style-name="T40"> 1 or -1.</text:span></text:p>
      <text:h text:style-name="P22" text:outline-level="1"/>
      <text:h text:style-name="P24" text:outline-level="1"><text:span text:style-name="T10">Diagonalization</text:span></text:h>
      <text:p text:style-name="P5">All vectors in this <text:span text:style-name="T30">explanation are column vectors.</text:span></text:p>
      <text:p text:style-name="P12">Let<draw:frame draw:style-name="fr1" draw:name="Object48" text:anchor-type="as-char" svg:y="-0.1484in" svg:width="0.2071in" svg:height="0.1839in" draw:z-index="47"><draw:object xlink:href="./Object 48" xlink:type="simple" xlink:show="embed" xlink:actuate="onLoad"/><draw:image xlink:href="./ObjectReplacements/Object 48" xlink:type="simple" xlink:show="embed" xlink:actuate="onLoad"/></draw:frame>be a diagonalizable square matrix<text:span text:style-name="T5"> of order</text:span><text:span text:style-name="T5"><draw:frame draw:style-name="fr1" draw:name="Object50" text:anchor-type="as-char" svg:y="-0.1484in" svg:width="0.1661in" svg:height="0.1839in" draw:z-index="69"><draw:object xlink:href="./Object 50" xlink:type="simple" xlink:show="embed" xlink:actuate="onLoad"/><draw:image xlink:href="./ObjectReplacements/Object 50" xlink:type="simple" xlink:show="embed" xlink:actuate="onLoad"/><svg:desc>formula</svg:desc></draw:frame></text:span>.</text:p>
      <text:p text:style-name="P14">Let<draw:frame draw:style-name="fr1" draw:name="Object49" text:anchor-type="as-char" svg:y="-0.152in" svg:width="1.278in" svg:height="0.2134in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T28">where</text:span><text:span text:style-name="T28"><draw:frame draw:style-name="fr1" draw:name="Object51" text:anchor-type="as-char" svg:y="-0.1484in" svg:width="0.9028in" svg:height="0.20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9">are </text:span><text:span text:style-name="T19">basis vectors for the eigenspace of</text:span><text:span text:style-name="T29"><draw:frame draw:style-name="fr1" draw:name="Object52" text:anchor-type="as-char" svg:y="-0.1484in" svg:width="0.2071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15">Let<draw:frame draw:style-name="fr1" draw:name="Object53" text:anchor-type="as-char" svg:y="-0.4783in" svg:width="1.5319in" svg:height="0.8992in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31">where</text:span><text:span text:style-name="T31"><draw:frame draw:style-name="fr1" draw:name="Object54" text:anchor-type="as-char" svg:y="-0.1484in" svg:width="0.898in" svg:height="0.209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are the eigenvalues associated with</text:span><text:span text:style-name="T31"><draw:frame draw:style-name="fr1" draw:name="Object55" text:anchor-type="as-char" svg:y="-0.1484in" svg:width="0.902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1">respectively.</text:span></text:p>
      <text:p text:style-name="P16"/>
      <text:p text:style-name="P16">The goal of <text:span text:style-name="T44">d</text:span>iagonalization is to get a diagonal <text:span text:style-name="T20">matrices </text:span><text:span text:style-name="T11">due to the useful properties of diagonal matrices. </text:span><text:span text:style-name="T21">We know that the product of</text:span><text:span text:style-name="T21"><draw:frame draw:style-name="fr1" draw:name="Object56" text:anchor-type="as-char" svg:y="-0.1484in" svg:width="0.2071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1">and its eigenvectors is a scalar of the eigenvectors.</text:span></text:p>
      <text:p text:style-name="P7"><draw:frame draw:style-name="fr1" draw:name="Object57" text:anchor-type="as-char" svg:y="-1.0402in" svg:width="1.9126in" svg:height="2.022in" draw:z-index="56"><draw:object xlink:href="./Object 57" xlink:type="simple" xlink:show="embed" xlink:actuate="onLoad"/><draw:image xlink:href="./ObjectReplacements/Object 57" xlink:type="simple" xlink:show="embed" xlink:actuate="onLoad"/></draw:frame></text:p>
      <text:h text:style-name="P23" text:outline-level="1"><text:span text:style-name="T57">Orthogonal </text:span><text:span text:style-name="T58">Diagonalization</text:span></text:h>
      <text:p text:style-name="P6">All vectors in this <text:span text:style-name="T30">explanation are column vectors.</text:span></text:p>
      <text:p text:style-name="P17">A square matrix<text:span text:style-name="T38"><draw:frame draw:style-name="fr1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is called orthogonally diagonalizable if there exists an orthogonal matrix<text:span text:style-name="T38"><draw:frame draw:style-name="fr1" draw:name="Object62" text:anchor-type="as-char" svg:y="-0.1484in" svg:width="0.1937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such that<draw:frame draw:style-name="fr1" draw:name="Object63" text:anchor-type="as-char" svg:y="-0.172in" svg:width="0.5016in" svg:height="0.2075in" draw:z-index="62"><draw:object xlink:href="./Object 63" xlink:type="simple" xlink:show="embed" xlink:actuate="onLoad"/><draw:image xlink:href="./ObjectReplacements/Object 63" xlink:type="simple" xlink:show="embed" xlink:actuate="onLoad"/></draw:frame>is a diagonal matrix.</text:p>
      <text:p text:style-name="P13"><text:span text:style-name="T22">A square matrix</text:span><draw:frame draw:style-name="fr1" draw:name="Object64" text:anchor-type="as-char" svg:y="-0.1484in" svg:width="0.2071in" svg:height="0.1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37">is orthogonally diagonalizable if and only if it is symmetr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2.2$Linux_X86_64 LibreOffice_project/10$Build-2</meta:generator>
    <dc:date>2021-04-28T00:36:23.349909649</dc:date>
    <meta:editing-duration>P1DT5H33M50S</meta:editing-duration>
    <meta:editing-cycles>1680</meta:editing-cycles>
    <meta:document-statistic meta:table-count="0" meta:image-count="0" meta:object-count="80" meta:page-count="3" meta:paragraph-count="43" meta:word-count="304" meta:character-count="1975" meta:non-whitespace-character-count="1716"/>
  </office:meta>
</office:document-meta>
</file>

<file path=Object 1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12/content.xml><?xml version="1.0" encoding="utf-8"?>
<math xmlns="http://www.w3.org/1998/Math/MathML" display="block">
  <semantics>
    <mi>λ</mi>
    <annotation encoding="StarMath 5.0">%lambd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1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23/content.xml><?xml version="1.0" encoding="utf-8"?>
<math xmlns="http://www.w3.org/1998/Math/MathML" display="block">
  <semantics>
    <mi>λ</mi>
    <annotation encoding="StarMath 5.0">%lambda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2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 mathvariant="italic">Au</mi>
              <mo stretchy="false">=</mo>
              <mi>λ</mi>
            </mrow>
            <mi>u</mi>
          </mrow>
        </mtd>
      </mtr>
      <mtr>
        <mtd>
          <mrow>
            <mrow>
              <mi>u</mi>
              <mo stretchy="false">=</mo>
              <mi>λ</mi>
            </mrow>
            <msup>
              <mi>A</mi>
              <mrow>
                <mo stretchy="false">−</mo>
                <mn>1</mn>
              </mrow>
            </msup>
            <mi>u</mi>
          </mrow>
        </mtd>
      </mtr>
      <mtr>
        <mtd>
          <mrow>
            <mfrac>
              <mn>1</mn>
              <mi>λ</mi>
            </mfrac>
            <mrow>
              <mi>u</mi>
              <mo stretchy="false">=</mo>
              <msup>
                <mi>A</mi>
                <mrow>
                  <mo stretchy="false">−</mo>
                  <mn>1</mn>
                </mrow>
              </msup>
            </mrow>
            <mi>u</mi>
          </mrow>
        </mtd>
      </mtr>
      <mtr>
        <mtd>
          <mrow>
            <msup>
              <mi>A</mi>
              <mrow>
                <mo stretchy="false">−</mo>
                <mn>1</mn>
              </mrow>
            </msup>
            <mrow>
              <mi>u</mi>
              <mo stretchy="false">=</mo>
              <mfrac>
                <mn>1</mn>
                <mi>λ</mi>
              </mfrac>
            </mrow>
            <mi>u</mi>
          </mrow>
        </mtd>
      </mtr>
    </mtable>
    <annotation encoding="StarMath 5.0">Au = %lambda u newline
u = %lambda A^-1 u newline
1 over %lambda u = A^-1 u newline
A^-1 u = 1 over %lambda u</annotation>
  </semantics>
</math>
</file>

<file path=Object 28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λ</mi>
    <annotation encoding="StarMath 5.0">%lambda</annotation>
  </semantics>
</math>
</file>

<file path=Object 30/content.xml><?xml version="1.0" encoding="utf-8"?>
<math xmlns="http://www.w3.org/1998/Math/MathML" display="block">
  <semantics>
    <mtable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i>A</mi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sup>
                    <mrow>
                      <mo fence="true" form="prefix" stretchy="false">(</mo>
                      <mrow>
                        <mrow>
                          <mi>λ</mi>
                          <mrow>
                            <mi>I</mi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  <mi>T</mi>
                  </msup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sup>
                        <mi>A</mi>
                        <mi>T</mi>
                      </msup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det( %lambda I - A ) = 0 newline
det( (%lambda I - A)^T ) = 0 newline
det( %lambda I - A^T) = 0</annotation>
  </semantics>
</math>
</file>

<file path=Object 31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3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33/content.xml><?xml version="1.0" encoding="utf-8"?>
<math xmlns="http://www.w3.org/1998/Math/MathML" display="block">
  <semantics>
    <mi>λ</mi>
    <annotation encoding="StarMath 5.0">%lambda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λ</mi>
    <annotation encoding="StarMath 5.0">%lambda</annotation>
  </semantics>
</math>
</file>

<file path=Object 36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7/content.xml><?xml version="1.0" encoding="utf-8"?>
<math xmlns="http://www.w3.org/1998/Math/MathML" display="block">
  <semantics>
    <mi>λ</mi>
    <annotation encoding="StarMath 5.0">%lambda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1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42/content.xml><?xml version="1.0" encoding="utf-8"?>
<math xmlns="http://www.w3.org/1998/Math/MathML" display="block">
  <semantics>
    <mrow>
      <msup>
        <mi>A</mi>
        <mi>k</mi>
      </msup>
      <mrow>
        <mi>u</mi>
        <mo stretchy="false">=</mo>
        <msup>
          <mi>λ</mi>
          <mi>k</mi>
        </msup>
      </mrow>
      <mi>u</mi>
    </mrow>
    <annotation encoding="StarMath 5.0">A^k u = %lambda ^ k u</annotation>
  </semantics>
</math>
</file>

<file path=Object 43/content.xml><?xml version="1.0" encoding="utf-8"?>
<math xmlns="http://www.w3.org/1998/Math/MathML" display="block">
  <semantics>
    <mrow>
      <msup>
        <mi>A</mi>
        <mrow>
          <mi>k</mi>
          <mo stretchy="false">+</mo>
          <mn>1</mn>
        </mrow>
      </msup>
      <mrow>
        <mi>u</mi>
        <mo stretchy="false">=</mo>
        <mi>A</mi>
      </mrow>
      <msup>
        <mi>A</mi>
        <mi>k</mi>
      </msup>
      <mrow>
        <mi>u</mi>
        <mo stretchy="false">=</mo>
        <mi>A</mi>
      </mrow>
      <msup>
        <mi>λ</mi>
        <mi>k</mi>
      </msup>
      <mrow>
        <mi>u</mi>
        <mo stretchy="false">=</mo>
        <msup>
          <mi>λ</mi>
          <mi>k</mi>
        </msup>
      </mrow>
      <mi>A</mi>
      <mrow>
        <mi>u</mi>
        <mo stretchy="false">=</mo>
        <msup>
          <mi>λ</mi>
          <mi>k</mi>
        </msup>
      </mrow>
      <mi>λ</mi>
      <mrow>
        <mi>u</mi>
        <mo stretchy="false">=</mo>
        <msup>
          <mi>λ</mi>
          <mrow>
            <mi>k</mi>
            <mo stretchy="false">+</mo>
            <mn>1</mn>
          </mrow>
        </msup>
      </mrow>
      <mi>u</mi>
    </mrow>
    <annotation encoding="StarMath 5.0">A ^ { k + 1 } u = A A^k u = A %lambda ^ k u = %lambda ^ k A u = %lambda ^ k %lambda u = %lambda ^ { k + 1 } u</annotation>
  </semantics>
</math>
</file>

<file path=Object 44/content.xml><?xml version="1.0" encoding="utf-8"?>
<math xmlns="http://www.w3.org/1998/Math/MathML" display="block">
  <semantics>
    <mi>λ</mi>
    <annotation encoding="StarMath 5.0">%lambda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7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8/content.xml><?xml version="1.0" encoding="utf-8"?>
<math xmlns="http://www.w3.org/1998/Math/MathML" display="block">
  <semantics>
    <mi>A</mi>
    <annotation encoding="StarMath 5.0">A</annotation>
  </semantics>
</math>
</file>

<file path=Object 49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n>...</mn>
            <mi>,</mi>
            <msub>
              <mi>p</mi>
              <mi>n</mi>
            </msub>
          </mrow>
        </mrow>
        <mo fence="true" form="postfix" stretchy="false">)</mo>
      </mrow>
    </mrow>
    <annotation encoding="StarMath 5.0">P = ( p_1, p_2, ..., p_n )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row>
      <mi>D</mi>
      <mo stretchy="false">=</mo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λ</mi>
                  <mn>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λ</mi>
                  <mi>n</mi>
                </msub>
              </mtd>
            </mtr>
          </mtable>
        </mrow>
        <mo fence="true" form="postfix" stretchy="true">)</mo>
      </mrow>
    </mrow>
    <annotation encoding="StarMath 5.0">D = left( matrix {
%lambda_1 # 0 # dotsaxis # 0 ##
0 # %lambda_2 # dotsaxis # 0 ##
dotsvert # dotsvert # dotsdown # dotsvert ##
0 # 0 # dotsaxis # %lambda_n
} right)</annotation>
  </semantics>
</math>
</file>

<file path=Object 54/content.xml><?xml version="1.0" encoding="utf-8"?>
<math xmlns="http://www.w3.org/1998/Math/MathML" display="block">
  <semantics>
    <mrow>
      <msub>
        <mi>λ</mi>
        <mn>1</mn>
      </msub>
      <mi>,</mi>
      <msub>
        <mi>λ</mi>
        <mn>2</mn>
      </msub>
      <mi>,</mi>
      <mn>...</mn>
      <mi>,</mi>
      <msub>
        <mi>λ</mi>
        <mi>n</mi>
      </msub>
    </mrow>
    <annotation encoding="StarMath 5.0">%lambda_1, %lambda_2, ..., %lambda_n</annotation>
  </semantics>
</math>
</file>

<file path=Object 55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 mathvariant="italic">AP</mi>
              <mo stretchy="false">=</mo>
              <mi>P</mi>
            </mrow>
            <mrow>
              <mo fence="true" form="prefix" stretchy="true">(</mo>
              <mrow>
                <mtable>
                  <mtr>
                    <mtd>
                      <msub>
                        <mi>λ</mi>
                        <mn>1</mn>
                      </msub>
                    </mtd>
                    <mtd>
                      <mn>0</mn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>λ</mi>
                        <mn>2</mn>
                      </msub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o stretchy="false">⋯</mo>
                    </mtd>
                    <mtd>
                      <msub>
                        <mi>λ</mi>
                        <mi>n</mi>
                      </msub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sub>
                          <mi>λ</mi>
                          <mn>1</mn>
                        </msub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λ</mi>
                          <mn>2</mn>
                        </msub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o stretchy="false">⋮</mo>
                      </mtd>
                      <mtd>
                        <mo stretchy="false">⋮</mo>
                      </mtd>
                      <mtd>
                        <mo stretchy="false">⋱</mo>
                      </mtd>
                      <mtd>
                        <mo stretchy="false">⋮</mo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sub>
                          <mi>λ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  <mtr>
        <mtd>
          <mrow>
            <mrow>
              <mi>D</mi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</mtable>
    <annotation encoding="StarMath 5.0">AP = P left( matrix {
%lambda_1 # 0 # dotsaxis # 0 ##
0 # %lambda_2 # dotsaxis # 0 ##
dotsvert # dotsvert # dotsdown # dotsvert ##
0 # 0 # dotsaxis # %lambda_n
} right)
newline
left( matrix {
%lambda_1 # 0 # dotsaxis # 0 ##
0 # %lambda_2 # dotsaxis # 0 ##
dotsvert # dotsvert # dotsdown # dotsvert ##
0 # 0 # dotsaxis # %lambda_n
} right) = P^-1 A P
newline
D = P^-1 A P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i>A</mi>
    <annotation encoding="StarMath 5.0">A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P</mi>
    <annotation encoding="StarMath 5.0">P</annotation>
  </semantics>
</math>
</file>

<file path=Object 63/content.xml><?xml version="1.0" encoding="utf-8"?>
<math xmlns="http://www.w3.org/1998/Math/MathML" display="block">
  <semantics>
    <mrow>
      <msup>
        <mi>P</mi>
        <mi>T</mi>
      </msup>
      <mi mathvariant="italic">AP</mi>
    </mrow>
    <annotation encoding="StarMath 5.0">P^T AP</annotation>
  </semantics>
</math>
</file>

<file path=Object 64/content.xml><?xml version="1.0" encoding="utf-8"?>
<math xmlns="http://www.w3.org/1998/Math/MathML" display="block">
  <semantics>
    <mi>A</mi>
    <annotation encoding="StarMath 5.0">A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n</mi>
    <annotation encoding="StarMath 5.0">n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1/content.xml><?xml version="1.0" encoding="utf-8"?>
<math xmlns="http://www.w3.org/1998/Math/MathML" display="block">
  <semantics>
    <mi>A</mi>
    <annotation encoding="StarMath 5.0">A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table>
      <mtr>
        <mtd>
          <mrow>
            <mi>λ</mi>
            <mrow>
              <mi>u</mi>
              <mo stretchy="false">=</mo>
              <mi mathvariant="italic">Au</mi>
            </mrow>
          </mrow>
        </mtd>
      </mtr>
      <mtr>
        <mtd>
          <mrow>
            <mi>λ</mi>
            <msup>
              <mi>A</mi>
              <mi>T</mi>
            </msup>
            <mrow>
              <mi>u</mi>
              <mo stretchy="false">=</mo>
              <msup>
                <mi>A</mi>
                <mi>T</mi>
              </msup>
            </mrow>
            <mi mathvariant="italic">Au</mi>
          </mrow>
        </mtd>
      </mtr>
      <mtr>
        <mtd>
          <mrow>
            <mi>λ</mi>
            <msup>
              <mi>A</mi>
              <mi>T</mi>
            </msup>
            <mrow>
              <mi>u</mi>
              <mo stretchy="false">=</mo>
              <mi>u</mi>
            </mrow>
          </mrow>
        </mtd>
      </mtr>
      <mtr>
        <mtd>
          <mrow>
            <msup>
              <mi>A</mi>
              <mi>T</mi>
            </msup>
            <mrow>
              <mi>u</mi>
              <mo stretchy="false">=</mo>
              <mfrac>
                <mn>1</mn>
                <mi>λ</mi>
              </mfrac>
            </mrow>
            <mi>u</mi>
          </mrow>
        </mtd>
      </mtr>
    </mtable>
    <annotation encoding="StarMath 5.0">%lambda u = Au newline
%lambda A^T u = A^T Au newline
%lambda A^T u = u newline
A^T u = 1 over %lambda u</annotation>
  </semantics>
</math>
</file>

<file path=Object 75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77/content.xml><?xml version="1.0" encoding="utf-8"?>
<math xmlns="http://www.w3.org/1998/Math/MathML" display="block">
  <semantics>
    <mi>A</mi>
    <annotation encoding="StarMath 5.0">A</annotation>
  </semantics>
</math>
</file>

<file path=Object 78/content.xml><?xml version="1.0" encoding="utf-8"?>
<math xmlns="http://www.w3.org/1998/Math/MathML" display="block">
  <semantics>
    <mrow>
      <mi>λ</mi>
      <mo stretchy="false">=</mo>
      <mfrac>
        <mn>1</mn>
        <mi>λ</mi>
      </mfrac>
    </mrow>
    <annotation encoding="StarMath 5.0">%lambda = 1 over %lambda</annotation>
  </semantics>
</math>
</file>

<file path=Object 79/content.xml><?xml version="1.0" encoding="utf-8"?>
<math xmlns="http://www.w3.org/1998/Math/MathML" display="block">
  <semantics>
    <mtable>
      <mtr>
        <mtd>
          <mrow>
            <mi>λ</mi>
            <mo stretchy="false">=</mo>
            <mfrac>
              <mn>1</mn>
              <mi>λ</mi>
            </mfrac>
          </mrow>
        </mtd>
      </mtr>
      <mtr>
        <mtd>
          <mrow>
            <msup>
              <mi>λ</mi>
              <mn>2</mn>
            </msup>
            <mo stretchy="false">=</mo>
            <mn>1</mn>
          </mrow>
        </mtd>
      </mtr>
      <mtr>
        <mtd>
          <mrow>
            <mi>λ</mi>
            <mo stretchy="false">=</mo>
            <mrow>
              <mo stretchy="false">±</mo>
              <mn>1</mn>
            </mrow>
          </mrow>
        </mtd>
      </mtr>
    </mtable>
    <annotation encoding="StarMath 5.0">%lambda = 1 over %lambda newline
{%lambda}^2 = 1 newline
%lambda = +- 1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row>
      <mi>λ</mi>
      <mo stretchy="false">≠</mo>
      <mn>0</mn>
    </mrow>
    <annotation encoding="StarMath 5.0">%lambda &lt;&gt; 0</annotation>
  </semantics>
</math>
</file>

<file path=Object 82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